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1" style:display-name="Table_1" style:family="table">
      <style:table-properties style:width="6.6965in" fo:margin-left="0in" fo:margin-right="-0.0035in" table:align="margins"/>
    </style:style>
    <style:style style:name="Table_5f_1.A" style:display-name="Table_1.A" style:family="table-column">
      <style:table-column-properties style:column-width="3.1243in" style:rel-column-width="30575*"/>
    </style:style>
    <style:style style:name="Table_5f_1.B" style:display-name="Table_1.B" style:family="table-column">
      <style:table-column-properties style:column-width="0.0188in" style:rel-column-width="183*"/>
    </style:style>
    <style:style style:name="Table_5f_1.C" style:display-name="Table_1.C" style:family="table-column">
      <style:table-column-properties style:column-width="3.5535in" style:rel-column-width="34777*"/>
    </style:style>
    <style:style style:name="Table_5f_1.A1" style:display-name="Table_1.A1" style:family="table-cell">
      <style:table-cell-properties fo:padding="0.0382in" fo:border="none"/>
    </style:style>
    <style:style style:name="Table_5f_1.A2" style:display-name="Table_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_5f_1.C2" style:display-name="Table_1.C2" style:family="table-cell">
      <style:table-cell-properties fo:padding="0.0382in" fo:border="0.05pt solid #000000"/>
    </style:style>
    <style:style style:name="Table_5f_1.A3" style:display-name="Table_1.A3" style:family="table-cell">
      <style:table-cell-properties fo:padding="0.0382in" fo:border-left="0.05pt solid #000000" fo:border-right="none" fo:border-top="none" fo:border-bottom="0.05pt solid #000000"/>
    </style:style>
    <style:style style:name="Table_5f_1.C3" style:display-name="Table_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_5f_1.5" style:display-name="Table_1.5" style:family="table-row">
      <style:table-row-properties style:min-row-height="0.266in"/>
    </style:style>
    <style:style style:name="P1" style:family="paragraph" style:parent-style-name="Table_20_Contents">
      <style:text-properties style:font-name="Arial" fo:language="ru" fo:country="RU" officeooo:rsid="001cb92c" officeooo:paragraph-rsid="001cb92c" fo:background-color="#ffffff"/>
    </style:style>
    <style:style style:name="P2" style:family="paragraph" style:parent-style-name="Table_20_Contents">
      <style:text-properties style:font-name="Arial" fo:language="ru" fo:country="RU" officeooo:rsid="0023ff81" officeooo:paragraph-rsid="0023ff81" fo:background-color="#ffffff"/>
    </style:style>
    <style:style style:name="P3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language="ru" fo:country="RU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Arial" fo:language="ru" fo:country="RU" fo:font-weight="bold" style:font-weight-asian="bold" style:font-weight-complex="bold"/>
    </style:style>
    <style:style style:name="P5" style:family="paragraph" style:parent-style-name="Table_20_Contents">
      <style:text-properties style:font-name="Arial" fo:language="ru" fo:country="RU" fo:font-style="normal" officeooo:rsid="0023ff81" officeooo:paragraph-rsid="0023ff81" fo:background-color="#ffffff" style:font-style-asian="normal" style:font-style-complex="normal"/>
    </style:style>
    <style:style style:name="P6" style:family="paragraph" style:parent-style-name="Table_20_Contents"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text-properties style:font-name="Arial" officeooo:rsid="001cb92c" officeooo:paragraph-rsid="001cb92c" fo:background-color="#ffffff"/>
    </style:style>
    <style:style style:name="P10" style:family="paragraph" style:parent-style-name="Table_20_Contents">
      <style:text-properties fo:color="#ff3333" style:font-name="Arial" fo:language="en" fo:country="US"/>
    </style:style>
    <style:style style:name="P11" style:family="paragraph" style:parent-style-name="Table_20_Contents">
      <style:text-properties fo:color="#000000" style:font-name="Arial" fo:font-size="12pt" fo:language="ru" fo:country="RU" fo:font-style="normal" officeooo:rsid="001c7935" officeooo:paragraph-rsid="001c7935" fo:background-color="#ffffff" style:font-size-asian="12pt" style:font-style-asian="normal" style:font-size-complex="12pt" style:font-style-complex="normal"/>
    </style:style>
    <style:style style:name="P12" style:family="paragraph" style:parent-style-name="Table_20_Contents">
      <style:text-properties fo:color="#000000" style:font-name="Arial" fo:font-size="12pt" fo:language="ru" fo:country="RU" fo:font-style="normal" officeooo:rsid="0025858e" officeooo:paragraph-rsid="0025858e" fo:background-color="#ffffff" style:font-size-asian="12pt" style:font-style-asian="normal" style:font-size-complex="12pt" style:font-style-complex="normal"/>
    </style:style>
    <style:style style:name="P13" style:family="paragraph" style:parent-style-name="Table_20_Contents">
      <style:text-properties fo:color="#000000" style:font-name="Arial" fo:font-size="12pt" fo:language="ru" fo:country="RU" fo:font-style="normal" fo:font-weight="normal" officeooo:rsid="001c7935" officeooo:paragraph-rsid="001c7935" fo:background-color="#fffff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"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language="ru" fo:country="RU" fo:font-weight="bold" officeooo:rsid="00264435" officeooo:paragraph-rsid="00264435" style:font-weight-asian="bold" style:font-weight-complex="bold"/>
    </style:style>
    <style:style style:name="P17" style:family="paragraph" style:parent-style-name="Table_20_Contents">
      <style:text-properties style:font-name="Arial" fo:language="ru" fo:country="RU" fo:font-style="normal" officeooo:rsid="0023ff81" officeooo:paragraph-rsid="0023ff81" fo:background-color="#ffffff" style:font-style-asian="normal" style:font-style-complex="normal"/>
    </style:style>
    <style:style style:name="P18" style:family="paragraph" style:parent-style-name="Table_20_Contents">
      <style:text-properties style:font-name="Arial" fo:language="ru" fo:country="RU" fo:font-style="normal" officeooo:rsid="00264435" officeooo:paragraph-rsid="00264435" fo:background-color="#ffffff" style:font-style-asian="normal" style:font-style-complex="normal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font-size="12pt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row>
          <table:table-cell table:style-name="Table_5f_1.A1" table:number-columns-spanned="3" office:value-type="string">
            <text:p text:style-name="P8">ЛИСТ ОТРАБОТКИ</text:p>
            <text:p text:style-name="P8"/>
          </table:table-cell>
          <table:covered-table-cell/>
          <table:covered-table-cell/>
        </table:table-row>
        <table:table-row>
          <table:table-cell table:style-name="Table_5f_1.A2" table:number-columns-spanned="2" office:value-type="string">
            <text:p text:style-name="P6">Фамилия</text:p>
          </table:table-cell>
          <table:covered-table-cell/>
          <table:table-cell table:style-name="Table_5f_1.C2" office:value-type="string">
            <text:p text:style-name="P11">[LAST_NAME]</text:p>
          </table:table-cell>
        </table:table-row>
        <table:table-row>
          <table:table-cell table:style-name="Table_5f_1.A3" table:number-columns-spanned="2" office:value-type="string">
            <text:p text:style-name="P6">Имя</text:p>
          </table:table-cell>
          <table:covered-table-cell/>
          <table:table-cell table:style-name="Table_5f_1.C3" office:value-type="string">
            <text:p text:style-name="P13">[FIRST_NAME]</text:p>
          </table:table-cell>
        </table:table-row>
        <table:table-row>
          <table:table-cell table:style-name="Table_5f_1.A3" table:number-columns-spanned="2" office:value-type="string">
            <text:p text:style-name="P6">Отчество</text:p>
          </table:table-cell>
          <table:covered-table-cell/>
          <table:table-cell table:style-name="Table_5f_1.C3" office:value-type="string">
            <text:p text:style-name="P1">[MIDDLE_NAME]</text:p>
          </table:table-cell>
        </table:table-row>
        <table:table-row table:style-name="Table_5f_1.5">
          <table:table-cell table:style-name="Table_5f_1.A3" table:number-columns-spanned="2" office:value-type="string">
            <text:p text:style-name="P15"><text:span text:style-name="T1">№ </text:span><text:span text:style-name="T2">группы</text:span> </text:p>
          </table:table-cell>
          <table:covered-table-cell/>
          <table:table-cell table:style-name="Table_5f_1.C3" office:value-type="string">
            <text:p text:style-name="P1">[GROUP_TITLE]</text:p>
          </table:table-cell>
        </table:table-row>
        <table:table-row>
          <table:table-cell table:style-name="Table_5f_1.C3" table:number-columns-spanned="3" office:value-type="string">
            <text:p text:style-name="P3">СЛУЖЕБНЫЕ ОТМЕТКИ</text:p>
          </table:table-cell>
          <table:covered-table-cell/>
          <table:covered-table-cell/>
        </table:table-row>
        <table:table-row>
          <table:table-cell table:style-name="Table_5f_1.A3" office:value-type="string">
            <text:p text:style-name="P7">Количество часов</text:p>
          </table:table-cell>
          <table:table-cell table:style-name="Table_5f_1.C3" table:number-columns-spanned="2" office:value-type="string">
            <text:p text:style-name="P12">[PERIOD]</text:p>
          </table:table-cell>
          <table:covered-table-cell/>
        </table:table-row>
        <table:table-row>
          <table:table-cell table:style-name="Table_5f_1.A3" office:value-type="string">
            <text:p text:style-name="P7">Индивидуально / в группе</text:p>
          </table:table-cell>
          <table:table-cell table:style-name="Table_5f_1.C3" table:number-columns-spanned="2" office:value-type="string">
            <text:p text:style-name="P2">[VARIANT]</text:p>
          </table:table-cell>
          <table:covered-table-cell/>
        </table:table-row>
        <table:table-row>
          <table:table-cell table:style-name="Table_5f_1.A3" office:value-type="string">
            <text:p text:style-name="P7">Дата отработки</text:p>
          </table:table-cell>
          <table:table-cell table:style-name="Table_5f_1.C3" table:number-columns-spanned="2" office:value-type="string">
            <text:p text:style-name="P9">[DATE]</text:p>
          </table:table-cell>
          <table:covered-table-cell/>
        </table:table-row>
        <table:table-row>
          <table:table-cell table:style-name="Table_5f_1.A3" office:value-type="string">
            <text:p text:style-name="P4">Название занятия</text:p>
          </table:table-cell>
          <table:table-cell table:style-name="Table_5f_1.C3" table:number-columns-spanned="2" office:value-type="string">
            <text:p text:style-name="P5">[WORK]</text:p>
          </table:table-cell>
          <table:covered-table-cell/>
        </table:table-row>
        <table:table-row>
          <table:table-cell table:style-name="Table_5f_1.A3" office:value-type="string">
            <text:p text:style-name="P16">Оплата</text:p>
          </table:table-cell>
          <table:table-cell table:style-name="Table_5f_1.C3" table:number-columns-spanned="2" office:value-type="string">
            <text:p text:style-name="P18">[PAYMENT]</text:p>
          </table:table-cell>
          <table:covered-table-cell/>
        </table:table-row>
        <table:table-row>
          <table:table-cell table:style-name="Table_5f_1.A3" office:value-type="string">
            <text:p text:style-name="P16">Преподаватель</text:p>
          </table:table-cell>
          <table:table-cell table:style-name="Table_5f_1.C3" table:number-columns-spanned="2" office:value-type="string">
            <text:p text:style-name="P18">[INSTRUCTOR_NAME]</text:p>
          </table:table-cell>
          <table:covered-table-cell/>
        </table:table-row>
        <table:table-row>
          <table:table-cell table:style-name="Table_5f_1.A3" office:value-type="string">
            <text:p text:style-name="P7"/>
            <text:p text:style-name="P7">Подпись преподавателя</text:p>
          </table:table-cell>
          <table:table-cell table:style-name="Table_5f_1.C3" table:number-columns-spanned="2" office:value-type="string">
            <text:p text:style-name="P10"/>
          </table:table-cell>
          <table:covered-table-cell/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4-07T13:03:30.61</meta:creation-date>
    <dc:date>2018-06-06T09:46:42.480483610</dc:date>
    <meta:editing-duration>PT3H43M54S</meta:editing-duration>
    <meta:editing-cycles>30</meta:editing-cycles>
    <meta:generator>LibreOffice/5.1.6.2$Linux_X86_64 LibreOffice_project/10m0$Build-2</meta:generator>
    <meta:document-statistic meta:table-count="1" meta:image-count="0" meta:object-count="0" meta:page-count="1" meta:paragraph-count="23" meta:word-count="33" meta:character-count="272" meta:non-whitespace-character-count="261"/>
  </office:meta>
</office:document-meta>
</file>